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5.944cm" fo:margin-left="0cm" fo:margin-top="0cm" fo:margin-bottom="0cm" table:align="left" style:writing-mode="lr-tb"/>
    </style:style>
    <style:style style:name="Tabla1.A" style:family="table-column">
      <style:table-column-properties style:column-width="8.13cm"/>
    </style:style>
    <style:style style:name="Tabla1.B" style:family="table-column">
      <style:table-column-properties style:column-width="7.814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2" style:family="table">
      <style:table-properties style:width="15.944cm" fo:margin-left="0.018cm" fo:margin-top="0cm" fo:margin-bottom="0cm" table:align="left" style:writing-mode="lr-tb"/>
    </style:style>
    <style:style style:name="Tabla2.A" style:family="table-column">
      <style:table-column-properties style:column-width="8.13cm"/>
    </style:style>
    <style:style style:name="Tabla2.B" style:family="table-column">
      <style:table-column-properties style:column-width="7.814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3" style:family="table">
      <style:table-properties style:width="15.944cm" fo:margin-left="0.018cm" fo:margin-top="0cm" fo:margin-bottom="0cm" table:align="left" style:writing-mode="lr-tb"/>
    </style:style>
    <style:style style:name="Tabla3.A" style:family="table-column">
      <style:table-column-properties style:column-width="8.13cm"/>
    </style:style>
    <style:style style:name="Tabla3.B" style:family="table-column">
      <style:table-column-properties style:column-width="7.814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3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3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4" style:family="table">
      <style:table-properties style:width="15.891cm" fo:margin-left="0.018cm" fo:margin-top="0cm" fo:margin-bottom="0cm" table:align="left" style:writing-mode="lr-tb"/>
    </style:style>
    <style:style style:name="Tabla4.A" style:family="table-column">
      <style:table-column-properties style:column-width="6.098cm"/>
    </style:style>
    <style:style style:name="Tabla4.B" style:family="table-column">
      <style:table-column-properties style:column-width="9.793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4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4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5" style:family="table">
      <style:table-properties style:width="15.944cm" fo:margin-left="0.018cm" fo:margin-top="0cm" fo:margin-bottom="0cm" table:align="left" style:writing-mode="lr-tb"/>
    </style:style>
    <style:style style:name="Tabla5.A" style:family="table-column">
      <style:table-column-properties style:column-width="8.13cm"/>
    </style:style>
    <style:style style:name="Tabla5.B" style:family="table-column">
      <style:table-column-properties style:column-width="7.814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5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5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6" style:family="table">
      <style:table-properties style:width="15.944cm" fo:margin-left="0.018cm" fo:margin-top="0cm" fo:margin-bottom="0cm" table:align="left" style:writing-mode="lr-tb"/>
    </style:style>
    <style:style style:name="Tabla6.A" style:family="table-column">
      <style:table-column-properties style:column-width="8.13cm"/>
    </style:style>
    <style:style style:name="Tabla6.B" style:family="table-column">
      <style:table-column-properties style:column-width="7.814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6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6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7" style:family="table">
      <style:table-properties style:width="15.944cm" fo:margin-left="0.018cm" fo:margin-top="0cm" fo:margin-bottom="0cm" table:align="left" style:writing-mode="lr-tb"/>
    </style:style>
    <style:style style:name="Tabla7.A" style:family="table-column">
      <style:table-column-properties style:column-width="8.13cm"/>
    </style:style>
    <style:style style:name="Tabla7.B" style:family="table-column">
      <style:table-column-properties style:column-width="7.814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7.A2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la7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8" style:family="table">
      <style:table-properties style:width="15.944cm" fo:margin-left="0.018cm" fo:margin-top="0cm" fo:margin-bottom="0cm" table:align="left" style:writing-mode="lr-tb"/>
    </style:style>
    <style:style style:name="Tabla8.A" style:family="table-column">
      <style:table-column-properties style:column-width="8.13cm"/>
    </style:style>
    <style:style style:name="Tabla8.B" style:family="table-column">
      <style:table-column-properties style:column-width="7.814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8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8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9" style:family="table">
      <style:table-properties style:width="15.944cm" fo:margin-left="0.018cm" fo:margin-top="0cm" fo:margin-bottom="0cm" table:align="left" style:writing-mode="lr-tb"/>
    </style:style>
    <style:style style:name="Tabla9.A" style:family="table-column">
      <style:table-column-properties style:column-width="8.13cm"/>
    </style:style>
    <style:style style:name="Tabla9.B" style:family="table-column">
      <style:table-column-properties style:column-width="7.814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9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9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10" style:family="table">
      <style:table-properties style:width="15.944cm" fo:margin-left="0.018cm" fo:margin-top="0cm" fo:margin-bottom="0cm" table:align="left" style:writing-mode="lr-tb"/>
    </style:style>
    <style:style style:name="Tabla10.A" style:family="table-column">
      <style:table-column-properties style:column-width="8.13cm"/>
    </style:style>
    <style:style style:name="Tabla10.B" style:family="table-column">
      <style:table-column-properties style:column-width="7.814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10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0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11" style:family="table">
      <style:table-properties style:width="15.944cm" fo:margin-left="0.018cm" fo:margin-top="0cm" fo:margin-bottom="0cm" table:align="left" style:writing-mode="lr-tb"/>
    </style:style>
    <style:style style:name="Tabla11.A" style:family="table-column">
      <style:table-column-properties style:column-width="8.13cm"/>
    </style:style>
    <style:style style:name="Tabla11.B" style:family="table-column">
      <style:table-column-properties style:column-width="7.814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11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1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12" style:family="table">
      <style:table-properties style:width="15.944cm" fo:margin-left="0.018cm" fo:margin-top="0cm" fo:margin-bottom="0cm" table:align="left" style:writing-mode="lr-tb"/>
    </style:style>
    <style:style style:name="Tabla12.A" style:family="table-column">
      <style:table-column-properties style:column-width="8.13cm"/>
    </style:style>
    <style:style style:name="Tabla12.B" style:family="table-column">
      <style:table-column-properties style:column-width="7.814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12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2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13" style:family="table">
      <style:table-properties style:width="15.944cm" fo:margin-left="0.018cm" fo:margin-top="0cm" fo:margin-bottom="0cm" table:align="left" style:writing-mode="lr-tb"/>
    </style:style>
    <style:style style:name="Tabla13.A" style:family="table-column">
      <style:table-column-properties style:column-width="8.13cm"/>
    </style:style>
    <style:style style:name="Tabla13.B" style:family="table-column">
      <style:table-column-properties style:column-width="7.814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13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3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14" style:family="table">
      <style:table-properties style:width="15.944cm" fo:margin-left="0.018cm" fo:margin-top="0cm" fo:margin-bottom="0cm" table:align="left" style:writing-mode="lr-tb"/>
    </style:style>
    <style:style style:name="Tabla14.A" style:family="table-column">
      <style:table-column-properties style:column-width="8.13cm"/>
    </style:style>
    <style:style style:name="Tabla14.B" style:family="table-column">
      <style:table-column-properties style:column-width="7.814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14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4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15" style:family="table">
      <style:table-properties style:width="15.944cm" fo:margin-left="0.018cm" fo:margin-top="0cm" fo:margin-bottom="0cm" table:align="left" style:writing-mode="lr-tb"/>
    </style:style>
    <style:style style:name="Tabla15.A" style:family="table-column">
      <style:table-column-properties style:column-width="8.13cm"/>
    </style:style>
    <style:style style:name="Tabla15.B" style:family="table-column">
      <style:table-column-properties style:column-width="7.814cm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15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5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16" style:family="table">
      <style:table-properties style:width="15.944cm" fo:margin-left="0.018cm" fo:margin-top="0cm" fo:margin-bottom="0cm" table:align="left" style:writing-mode="lr-tb"/>
    </style:style>
    <style:style style:name="Tabla16.A" style:family="table-column">
      <style:table-column-properties style:column-width="7.971cm"/>
    </style:style>
    <style:style style:name="Tabla16.B" style:family="table-column">
      <style:table-column-properties style:column-width="7.973cm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16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6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18" style:family="table">
      <style:table-properties style:width="15.944cm" fo:margin-left="0.018cm" fo:margin-top="0cm" fo:margin-bottom="0cm" table:align="left" style:writing-mode="lr-tb"/>
    </style:style>
    <style:style style:name="Tabla18.A" style:family="table-column">
      <style:table-column-properties style:column-width="7.971cm"/>
    </style:style>
    <style:style style:name="Tabla18.B" style:family="table-column">
      <style:table-column-properties style:column-width="7.973cm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18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8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17" style:family="table">
      <style:table-properties style:width="3.692cm" fo:margin-left="0cm" fo:margin-top="0cm" fo:margin-bottom="0cm" table:align="left" style:writing-mode="lr-tb"/>
    </style:style>
    <style:style style:name="Tabla17.A" style:family="table-column">
      <style:table-column-properties style:column-width="1.845cm"/>
    </style:style>
    <style:style style:name="Tabla17.B" style:family="table-column">
      <style:table-column-properties style:column-width="1.847cm"/>
    </style:style>
    <style:style style:name="Tabla17.1" style:family="table-row">
      <style:table-row-properties style:min-row-height="0.699cm" fo:keep-together="auto"/>
    </style:style>
    <style:style style:name="Tabla17.A1" style:family="table-cell">
      <style:table-cell-properties fo:padding-left="0.191cm" fo:padding-right="0.191cm" fo:padding-top="0cm" fo:padding-bottom="0cm" fo:border="1pt solid #000000"/>
    </style:style>
    <style:style style:name="Tabla17.B1" style:family="table-cell">
      <style:table-cell-properties fo:padding-left="0.191cm" fo:padding-right="0.191cm" fo:padding-top="0cm" fo:padding-bottom="0cm" fo:border-left="none" fo:border-right="1pt solid #000000" fo:border-top="1pt solid #000000" fo:border-bottom="1pt solid #000000"/>
    </style:style>
    <style:style style:name="Tabla17.A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a17.B2" style:family="table-cell">
      <style:table-cell-properties fo:padding-left="0.191cm" fo:padding-right="0.191cm" fo:padding-top="0cm" fo:padding-bottom="0cm" fo:border-left="none" fo:border-right="1pt solid #000000" fo:border-top="none" fo:border-bottom="1pt solid #000000"/>
    </style:style>
    <style:style style:name="Tabla17.4" style:family="table-row">
      <style:table-row-properties style:min-row-height="0.718cm" fo:keep-together="auto"/>
    </style:style>
    <style:style style:name="Tabla17" style:family="table">
      <style:table-properties style:width="3.692cm" fo:margin-left="0cm" fo:margin-top="0cm" fo:margin-bottom="0cm" table:align="left" style:writing-mode="lr-tb"/>
    </style:style>
    <style:style style:name="Tabla17.A" style:family="table-column">
      <style:table-column-properties style:column-width="1.845cm"/>
    </style:style>
    <style:style style:name="Tabla17.B" style:family="table-column">
      <style:table-column-properties style:column-width="1.847cm"/>
    </style:style>
    <style:style style:name="Tabla17.1" style:family="table-row">
      <style:table-row-properties style:min-row-height="0.699cm" fo:keep-together="auto"/>
    </style:style>
    <style:style style:name="Tabla17.A1" style:family="table-cell">
      <style:table-cell-properties fo:padding-left="0.191cm" fo:padding-right="0.191cm" fo:padding-top="0cm" fo:padding-bottom="0cm" fo:border="1pt solid #000000"/>
    </style:style>
    <style:style style:name="Tabla17.B1" style:family="table-cell">
      <style:table-cell-properties fo:padding-left="0.191cm" fo:padding-right="0.191cm" fo:padding-top="0cm" fo:padding-bottom="0cm" fo:border-left="none" fo:border-right="1pt solid #000000" fo:border-top="1pt solid #000000" fo:border-bottom="1pt solid #000000"/>
    </style:style>
    <style:style style:name="Tabla17.A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a17.B2" style:family="table-cell">
      <style:table-cell-properties fo:padding-left="0.191cm" fo:padding-right="0.191cm" fo:padding-top="0cm" fo:padding-bottom="0cm" fo:border-left="none" fo:border-right="1pt solid #000000" fo:border-top="none" fo:border-bottom="1pt solid #000000"/>
    </style:style>
    <style:style style:name="Tabla17.4" style:family="table-row">
      <style:table-row-properties style:min-row-height="0.718cm" fo:keep-together="auto"/>
    </style:style>
    <style:style style:name="Tabla19" style:family="table">
      <style:table-properties style:width="15.944cm" fo:margin-left="0.018cm" fo:margin-top="0cm" fo:margin-bottom="0cm" table:align="left" style:writing-mode="lr-tb"/>
    </style:style>
    <style:style style:name="Tabla19.A" style:family="table-column">
      <style:table-column-properties style:column-width="7.971cm"/>
    </style:style>
    <style:style style:name="Tabla19.B" style:family="table-column">
      <style:table-column-properties style:column-width="7.973cm"/>
    </style:style>
    <style:style style:name="Tabla19.1" style:family="table-row">
      <style:table-row-properties fo:keep-together="auto"/>
    </style:style>
    <style:style style:name="Tabla19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19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19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20" style:family="table">
      <style:table-properties style:width="15.944cm" fo:margin-left="0.018cm" fo:margin-top="0cm" fo:margin-bottom="0cm" table:align="left" style:writing-mode="lr-tb"/>
    </style:style>
    <style:style style:name="Tabla20.A" style:family="table-column">
      <style:table-column-properties style:column-width="7.971cm"/>
    </style:style>
    <style:style style:name="Tabla20.B" style:family="table-column">
      <style:table-column-properties style:column-width="7.973cm"/>
    </style:style>
    <style:style style:name="Tabla20.1" style:family="table-row">
      <style:table-row-properties fo:keep-together="auto"/>
    </style:style>
    <style:style style:name="Tabla20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20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a20.B2" style:family="table-cell">
      <style:table-cell-properties fo:background-color="#ffffff" fo:padding-left="0.191cm" fo:padding-right="0.191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abla21" style:family="table">
      <style:table-properties style:width="15.944cm" fo:margin-left="0.018cm" fo:margin-top="0cm" fo:margin-bottom="0cm" table:align="left" style:writing-mode="lr-tb"/>
    </style:style>
    <style:style style:name="Tabla21.A" style:family="table-column">
      <style:table-column-properties style:column-width="15.944cm"/>
    </style:style>
    <style:style style:name="Tabla21.1" style:family="table-row">
      <style:table-row-properties fo:keep-together="auto"/>
    </style:style>
    <style:style style:name="Tabla21.A1" style:family="table-cell">
      <style:table-cell-properties fo:background-color="#dbe5f1" fo:padding-left="0.191cm" fo:padding-right="0.191cm" fo:padding-top="0cm" fo:padding-bottom="0cm" fo:border="1pt solid #000000">
        <style:background-image/>
      </style:table-cell-properties>
    </style:style>
    <style:style style:name="Tabla21.2" style:family="table-row">
      <style:table-row-properties style:min-row-height="1.912cm" fo:keep-together="auto"/>
    </style:style>
    <style:style style:name="Tabla21.A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vertical-align="baseline"/>
    </style:style>
    <style:style style:name="P3" style:family="paragraph" style:parent-style-name="Standard">
      <style:paragraph-properties fo:margin-left="1.27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</style:style>
    <style:style style:name="P4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fo:color="#4f81bd" loext:opacity="100%" style:font-name="Arial1" fo:font-size="10pt" style:font-name-asian="Times New Roman1" style:font-size-asian="10pt" style:language-asian="es" style:country-asian="ES" style:font-name-complex="Calibri1" style:font-size-complex="10pt"/>
    </style:style>
    <style:style style:name="P5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" fo:font-size="13pt" style:font-name-asian="Times New Roman1" style:font-size-asian="13pt" style:language-asian="es" style:country-asian="ES" style:font-name-complex="Arial2" style:font-size-complex="13pt"/>
    </style:style>
    <style:style style:name="P6" style:family="paragraph" style:parent-style-name="Standard">
      <style:paragraph-properties fo:margin-left="0.06cm" fo:margin-right="0cm" fo:margin-top="0cm" fo:margin-bottom="0cm" style:contextual-spacing="false" style:line-height-at-least="0.457cm" fo:text-align="start" style:justify-single-word="false" fo:orphans="0" fo:widows="0" fo:text-indent="0cm" style:auto-text-indent="false" style:vertical-align="baseline"/>
      <style:text-properties fo:color="#000000" loext:opacity="100%" style:font-name="Arial1" fo:font-size="10pt" fo:font-weight="normal" fo:background-color="transparent" style:font-size-asian="10pt" style:font-size-complex="10pt"/>
    </style:style>
    <style:style style:name="P7" style:family="paragraph" style:parent-style-name="Standard">
      <style:paragraph-properties fo:margin-left="0.06cm" fo:margin-right="0cm" fo:margin-top="0cm" fo:margin-bottom="0cm" style:contextual-spacing="false" style:line-height-at-least="0.457cm" fo:text-align="start" style:justify-single-word="false" fo:orphans="0" fo:widows="0" fo:text-indent="0cm" style:auto-text-indent="false" style:vertical-align="baseline"/>
      <style:text-properties fo:color="#000000" loext:opacity="100%" style:font-name="Arial1" fo:font-size="10pt" fo:font-weight="normal" officeooo:paragraph-rsid="000598b2" fo:background-color="transparent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style:line-height-at-least="0.503cm" fo:text-align="start" style:justify-single-word="false"/>
    </style:style>
    <style:style style:name="P9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style:font-name="Arial1" fo:font-size="10pt" style:font-size-asian="10pt" style:font-size-complex="10pt"/>
    </style:style>
    <style:style style:name="P10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style:font-name="Arial1" fo:font-size="10pt" officeooo:paragraph-rsid="000598b2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style:line-height-at-least="0.457cm" fo:text-align="center" style:justify-single-word="false" fo:orphans="0" fo:widows="0" style:vertical-align="baseline"/>
      <style:text-properties style:font-name="Arial1" fo:font-size="10pt" officeooo:paragraph-rsid="000598b2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vertical-align="baseline"/>
      <style:text-properties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P13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style:font-name="Arial1" fo:font-size="10pt" style:font-name-asian="Times New Roman1" style:font-size-asian="10pt" style:language-asian="es" style:country-asian="ES" style:font-name-complex="Calibri1" style:font-size-complex="10pt"/>
    </style:style>
    <style:style style:name="P14" style:family="paragraph" style:parent-style-name="Standard">
      <style:paragraph-properties fo:margin-top="0cm" fo:margin-bottom="0cm" style:contextual-spacing="false" style:line-height-at-least="0.457cm" fo:text-align="center" style:justify-single-word="false" fo:orphans="0" fo:widows="0" style:vertical-align="baseline"/>
      <style:text-properties style:font-name="Arial1" fo:font-size="10pt" style:font-name-asian="Times New Roman1" style:font-size-asian="10pt" style:language-asian="es" style:country-asian="ES" style:font-name-complex="Calibri1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style:font-name="Arial1" fo:font-size="10pt" style:font-name-asian="Times New Roman1" style:font-size-asian="10pt" style:language-asian="es" style:country-asian="ES" style:font-name-complex="Calibri1" style:font-size-complex="10pt"/>
    </style:style>
    <style:style style:name="P16" style:family="paragraph" style:parent-style-name="Standard">
      <style:paragraph-properties fo:margin-top="0cm" fo:margin-bottom="0cm" style:contextual-spacing="false" style:line-height-at-least="0.457cm" fo:text-align="center" style:justify-single-word="false" fo:orphans="0" fo:widows="0" style:vertical-align="baseline"/>
      <style:text-properties style:font-name="Arial1" fo:font-size="10pt" officeooo:paragraph-rsid="000598b2" style:font-name-asian="Times New Roman1" style:font-size-asian="10pt" style:language-asian="es" style:country-asian="ES" style:font-name-complex="Calibri1" style:font-size-complex="10pt"/>
    </style:style>
    <style:style style:name="P17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style:font-name="Arial1" fo:font-size="10pt" fo:background-color="#ffff00" style:font-name-asian="Times New Roman1" style:font-size-asian="10pt" style:language-asian="es" style:country-asian="ES" style:font-name-complex="Calibri1" style:font-size-complex="10pt"/>
    </style:style>
    <style:style style:name="P18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style:font-name="Arial1" fo:font-size="10pt" fo:background-color="#ffff00" style:font-name-asian="Times New Roman1" style:font-size-asian="10pt" style:language-asian="es" style:country-asian="ES" style:font-name-complex="Calibri1" style:font-size-complex="10pt"/>
    </style:style>
    <style:style style:name="P19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style:font-name="Arial1" fo:font-size="10pt" fo:background-color="transparent" style:font-name-asian="Times New Roman1" style:font-size-asian="10pt" style:language-asian="es" style:country-asian="ES" style:font-name-complex="Calibri1" style:font-size-complex="10pt"/>
    </style:style>
    <style:style style:name="P20" style:family="paragraph" style:parent-style-name="Standard" style:list-style-name="WWNum1">
      <style:paragraph-properties fo:margin-left="0cm" fo:margin-right="0cm" fo:margin-top="0cm" fo:margin-bottom="0cm" style:contextual-spacing="false" style:line-height-at-least="0.457cm" fo:text-align="center" style:justify-single-word="false" fo:orphans="0" fo:widows="0" fo:text-indent="-0.635cm" style:auto-text-indent="false" style:vertical-align="baseline"/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style:font-name="Arial1" fo:font-size="10pt" fo:font-weight="bold" fo:background-color="#ffff00" style:font-name-asian="Times New Roman1" style:font-size-asian="10pt" style:language-asian="es" style:country-asian="ES" style:font-weight-asian="bold" style:font-name-complex="Calibri1" style:font-size-complex="10pt" style:font-weight-complex="bold"/>
    </style:style>
    <style:style style:name="P22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style:font-name="Arial1" fo:font-size="10pt" fo:font-weight="bold" style:font-name-asian="Times New Roman1" style:font-size-asian="10pt" style:language-asian="es" style:country-asian="ES" style:font-weight-asian="bold" style:font-name-complex="Calibri1" style:font-size-complex="10pt" style:font-weight-complex="bold"/>
    </style:style>
    <style:style style:name="P23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style:font-name="Arial1" fo:font-size="10pt" fo:font-weight="bold" fo:background-color="transparent" style:font-name-asian="Times New Roman1" style:font-size-asian="10pt" style:language-asian="es" style:country-asian="ES" style:font-weight-asian="bold" style:font-name-complex="Calibri1" style:font-size-complex="10pt" style:font-weight-complex="bold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457cm" fo:background-color="#ffffff" style:vertical-align="baseline"/>
      <style:text-properties fo:color="#4f81bd" loext:opacity="100%" fo:font-size="12pt" style:font-name-asian="Times New Roman1" style:font-size-asian="12pt" style:language-asian="es" style:country-asian="ES" style:font-name-complex="Calibri1" style:font-size-complex="12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 style:vertical-align="baseline"/>
      <style:text-properties fo:color="#4f81bd" loext:opacity="100%" fo:font-size="12pt" fo:font-weight="bold" style:font-name-asian="Times New Roman1" style:font-size-asian="12pt" style:language-asian="es" style:country-asian="ES" style:font-weight-asian="bold" style:font-name-complex="Calibri1" style:font-size-complex="12pt" style:font-weight-complex="bold"/>
    </style:style>
    <style:style style:name="P26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fo:font-size="12pt" style:font-name-asian="Times New Roman1" style:font-size-asian="12pt" style:language-asian="es" style:country-asian="ES" style:font-name-complex="Calibri1" style:font-size-complex="12pt"/>
    </style:style>
    <style:style style:name="P27" style:family="paragraph" style:parent-style-name="Standard">
      <style:paragraph-properties fo:margin-top="0cm" fo:margin-bottom="0cm" style:contextual-spacing="false" style:line-height-at-least="0.457cm" fo:text-align="center" style:justify-single-word="false" fo:orphans="0" fo:widows="0" style:vertical-align="baseline"/>
      <style:text-properties fo:font-size="12pt" style:font-name-asian="Times New Roman1" style:font-size-asian="12pt" style:language-asian="es" style:country-asian="ES" style:font-name-complex="Calibri1" style:font-size-complex="12pt"/>
    </style:style>
    <style:style style:name="P28" style:family="paragraph" style:parent-style-name="Standard">
      <style:paragraph-properties fo:margin-left="1.27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fo:font-size="12pt" style:font-name-asian="Times New Roman1" style:font-size-asian="12pt" style:language-asian="es" style:country-asian="ES" style:font-name-complex="Calibri1" style:font-size-complex="12pt"/>
    </style:style>
    <style:style style:name="P29" style:family="paragraph" style:parent-style-name="Standard">
      <style:paragraph-properties fo:margin-top="0cm" fo:margin-bottom="0cm" style:contextual-spacing="false" style:line-height-at-least="0.457cm" fo:text-align="center" style:justify-single-word="false" fo:orphans="0" fo:widows="0" style:vertical-align="baseline"/>
      <style:text-properties fo:font-size="12pt" fo:font-weight="bold" style:font-name-asian="Times New Roman1" style:font-size-asian="12pt" style:language-asian="es" style:country-asian="ES" style:font-weight-asian="bold" style:font-name-complex="Calibri1" style:font-size-complex="12pt" style:font-weight-complex="bold"/>
    </style:style>
    <style:style style:name="P30" style:family="paragraph" style:parent-style-name="Standard">
      <style:paragraph-properties fo:margin-left="0.06cm" fo:margin-right="0cm" fo:margin-top="0cm" fo:margin-bottom="0cm" style:contextual-spacing="false" style:line-height-at-least="0.457cm" fo:text-align="center" style:justify-single-word="false" fo:orphans="0" fo:widows="0" fo:text-indent="0cm" style:auto-text-indent="false" style:vertical-align="baseline"/>
      <style:text-properties fo:color="#000000" loext:opacity="100%" style:font-name="Arial1" fo:font-size="10pt" fo:font-weight="normal" fo:background-color="transparent" style:font-name-asian="Times New Roman1" style:font-size-asian="10pt" style:language-asian="es" style:country-asian="ES" style:font-weight-asian="normal" style:font-name-complex="Calibri1" style:font-size-complex="10pt"/>
    </style:style>
    <style:style style:name="P31" style:family="paragraph" style:parent-style-name="Standard">
      <style:paragraph-properties fo:margin-left="0.06cm" fo:margin-right="0cm" fo:margin-top="0cm" fo:margin-bottom="0cm" style:contextual-spacing="false" style:line-height-at-least="0.457cm" fo:text-align="start" style:justify-single-word="false" fo:orphans="0" fo:widows="0" fo:text-indent="0cm" style:auto-text-indent="false" style:vertical-align="baseline"/>
      <style:text-properties fo:color="#000000" loext:opacity="100%" style:font-name="Arial1" fo:font-size="10pt" fo:font-weight="normal" fo:background-color="transparent" style:font-name-asian="Times New Roman1" style:font-size-asian="10pt" style:language-asian="es" style:country-asian="ES" style:font-name-complex="Calibri1" style:font-size-complex="10pt"/>
    </style:style>
    <style:style style:name="P32" style:family="paragraph" style:parent-style-name="Standard">
      <style:paragraph-properties fo:margin-left="0cm" fo:margin-right="0cm" fo:margin-top="0cm" fo:margin-bottom="0cm" style:contextual-spacing="false" style:line-height-at-least="0.457cm" fo:text-align="start" style:justify-single-word="false" fo:orphans="0" fo:widows="0" fo:text-indent="0cm" style:auto-text-indent="false" style:vertical-align="baseline"/>
      <style:text-properties fo:color="#000000" loext:opacity="100%" style:font-name="Arial1" fo:font-size="10pt" fo:font-weight="normal" officeooo:paragraph-rsid="000598b2" fo:background-color="transparent" style:font-name-asian="Times New Roman1" style:font-size-asian="10pt" style:language-asian="es" style:country-asian="ES" style:font-name-complex="Calibri1" style:font-size-complex="10pt"/>
    </style:style>
    <style:style style:name="P33" style:family="paragraph" style:parent-style-name="Standard">
      <style:paragraph-properties fo:margin-left="0.06cm" fo:margin-right="0cm" fo:margin-top="0cm" fo:margin-bottom="0cm" style:contextual-spacing="false" style:line-height-at-least="0.457cm" fo:text-align="start" style:justify-single-word="false" fo:orphans="0" fo:widows="0" fo:text-indent="0cm" style:auto-text-indent="false" style:vertical-align="baseline"/>
      <style:text-properties style:use-window-font-color="true" loext:opacity="0%" style:font-name="Arial1" fo:font-size="10pt" style:font-name-asian="Times New Roman1" style:font-size-asian="10pt" style:language-asian="es" style:country-asian="ES" style:font-name-complex="Calibri1" style:font-size-complex="10pt"/>
    </style:style>
    <style:style style:name="P34" style:family="paragraph" style:parent-style-name="Standard">
      <style:paragraph-properties fo:margin-top="0cm" fo:margin-bottom="0cm" style:contextual-spacing="false" style:line-height-at-least="0.457cm" fo:text-align="start" style:justify-single-word="false" fo:orphans="0" fo:widows="0" style:vertical-align="baseline"/>
      <style:text-properties style:use-window-font-color="true" loext:opacity="0%" style:font-name="Arial1" fo:font-size="10pt" style:font-name-asian="Times New Roman1" style:font-size-asian="10pt" style:language-asian="es" style:country-asian="ES" style:font-name-complex="Calibri1" style:font-size-complex="10pt"/>
    </style:style>
    <style:style style:name="T1" style:family="text">
      <style:text-properties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T2" style:family="text">
      <style:text-properties style:font-name="Arial" fo:font-size="12pt" style:text-underline-style="solid" style:text-underline-width="auto" style:text-underline-color="font-color" style:font-name-asian="Times New Roman1" style:font-size-asian="12pt" style:language-asian="es" style:country-asian="ES" style:font-name-complex="Arial2" style:font-size-complex="12pt"/>
    </style:style>
    <style:style style:name="T3" style:family="text">
      <style:text-properties fo:color="#000000" loext:opacity="100%" fo:background-color="transparent" loext:char-shading-value="0" style:font-name-asian="Times New Roman1" style:language-asian="es" style:country-asian="ES" style:font-name-complex="Calibri1"/>
    </style:style>
    <style:style style:name="T4" style:family="text">
      <style:text-properties fo:color="#000000" loext:opacity="100%" fo:font-weight="normal" fo:background-color="transparent" loext:char-shading-value="0" style:font-name-asian="Times New Roman1" style:language-asian="es" style:country-asian="ES" style:font-weight-asian="normal" style:font-name-complex="Calibri1"/>
    </style:style>
    <style:style style:name="T5" style:family="text">
      <style:text-properties fo:font-size="12pt" style:font-name-asian="Times New Roman1" style:font-size-asian="12pt" style:language-asian="es" style:country-asian="ES" style:font-name-complex="Calibri1" style:font-size-complex="12pt"/>
    </style:style>
    <style:style style:name="T6" style:family="text">
      <style:text-properties fo:font-size="12pt" fo:font-style="italic" style:font-name-asian="Times New Roman1" style:font-size-asian="12pt" style:language-asian="es" style:country-asian="ES" style:font-style-asian="italic" style:font-name-complex="Calibri1" style:font-size-complex="12pt" style:font-style-complex="italic"/>
    </style:style>
    <style:style style:name="T7" style:family="text">
      <style:text-properties fo:background-color="#ffff00" loext:char-shading-value="0" style:font-name-asian="Times New Roman1" style:language-asian="es" style:country-asian="ES" style:font-name-complex="Calibri1"/>
    </style:style>
    <style:style style:name="T8" style:family="text">
      <style:text-properties style:font-name-asian="Times New Roman1" style:language-asian="es" style:country-asian="ES" style:font-name-complex="Calibri1"/>
    </style:style>
    <style:style style:name="T9" style:family="text">
      <style:text-properties officeooo:rsid="000598b2" style:font-name-asian="Times New Roman1" style:language-asian="es" style:country-asian="ES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2">1. ¿Qué significa el acrónimo HTML?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3">a) Hyper Text Mask Language</text:p>
            <text:p text:style-name="P13">b) Hard Text Markup Language</text:p>
          </table:table-cell>
          <table:table-cell table:style-name="Tabla1.B2" office:value-type="string">
            <text:p text:style-name="P17">c) Hyper Text Markup Language</text:p>
            <text:p text:style-name="P14">d) Hard Text Mask Language</text:p>
          </table:table-cell>
        </table:table-row>
      </table:table>
      <text:p text:style-name="P24"> <text:bookmark text:name="_GoBack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2">2. ¿Qué etiqueta utilizaremos para inserta una línea horizontal?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3">a) &lt;br&gt;</text:p>
            <text:p text:style-name="P17">b) &lt;hr&gt;</text:p>
          </table:table-cell>
          <table:table-cell table:style-name="Tabla2.B2" office:value-type="string">
            <text:p text:style-name="P13">c) &lt;line&gt;</text:p>
            <text:p text:style-name="P13">d) &lt;hline&gt;</text:p>
          </table:table-cell>
        </table:table-row>
      </table:table>
      <text:p text:style-name="P24"> 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2">3. ¿Cuál es la forma correcta de escribir un comentario en HTML?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13">a) /* */</text:p>
            <text:p text:style-name="P17">b) &lt;!--...--&gt;</text:p>
          </table:table-cell>
          <table:table-cell table:style-name="Tabla3.B2" office:value-type="string">
            <text:p text:style-name="P13">c) //</text:p>
            <text:p text:style-name="P13">d) &lt;¡...!&gt;</text:p>
          </table:table-cell>
        </table:table-row>
      </table:table>
      <text:p text:style-name="P24"> 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2">4. ¿Cuál es la forma correcta de escribir un enlace en HTML?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3">a) &lt;a target=" "&gt;...&lt;/&gt;</text:p>
            <text:p text:style-name="P17">b) &lt;a href=" "&gt;...&lt;/a&gt;</text:p>
          </table:table-cell>
          <table:table-cell table:style-name="Tabla4.B2" office:value-type="string">
            <text:p text:style-name="P13">c) &lt;a src=" "&gt;...&lt;/a&gt;</text:p>
            <text:p text:style-name="P13">d) &lt;a title=" "&gt;...&lt;a&gt;</text:p>
          </table:table-cell>
        </table:table-row>
      </table:table>
      <text:p text:style-name="P24"> 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2">5. ¿Qué etiqueta se usa para denominar las celdas de una tabla en html?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9">a) &lt;tr&gt;</text:p>
            <text:p text:style-name="P17">b) &lt;td&gt;</text:p>
          </table:table-cell>
          <table:table-cell table:style-name="Tabla5.B2" office:value-type="string">
            <text:p text:style-name="P13">c) &lt;tbody&gt;</text:p>
            <text:p text:style-name="P13">d) &lt;thead&gt;</text:p>
          </table:table-cell>
        </table:table-row>
      </table:table>
      <text:p text:style-name="P24"> 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2"><text:span text:style-name="T1">6. ¿Qué etiqueta se usa para escribir una lista </text:span><text:span text:style-name="T2">ordenada</text:span><text:span text:style-name="T1">?</text:span>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17">a) &lt;ol&gt;</text:p>
            <text:p text:style-name="P13">b) &lt;ul&gt;</text:p>
          </table:table-cell>
          <table:table-cell table:style-name="Tabla6.B2" office:value-type="string">
            <text:p text:style-name="P13">c) &lt;li&gt;</text:p>
            <text:p text:style-name="P13">d) &lt;list&gt;</text:p>
          </table:table-cell>
        </table:table-row>
      </table:table>
      <text:p text:style-name="P24">  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2">7. Agrupa las etiquetas en función de si tienen significado semántico o facilitan la lectura. Toda la respuesta correcta suma 1 punto. Un fallo invalida la respuesta.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15">Etiquetas que facilitan la lectura</text:p>
            <text:p text:style-name="P13">&lt;br&gt;</text:p>
            <text:p text:style-name="P13">&lt;b&gt;</text:p>
            <text:p text:style-name="P13">&lt;em&gt;</text:p>
            <text:p text:style-name="P13">&lt;ins&gt;</text:p>
            <text:p text:style-name="P9"><text:span text:style-name="T8">&lt;u</text:span><text:span text:style-name="T9">l&gt;</text:span></text:p>
          </table:table-cell>
          <table:table-cell table:style-name="Tabla7.B2" office:value-type="string">
            <text:p text:style-name="P10"/>
            <text:p text:style-name="P11"/>
            <text:p text:style-name="P16">Etiquetas semánticas</text:p>
            <text:p text:style-name="P13">&lt;blockquote&gt;</text:p>
            <text:p text:style-name="P4"/>
            <text:p text:style-name="P15"/>
          </table:table-cell>
        </table:table-row>
      </table:table>
      <text:p text:style-name="P24"> 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12">8.  Las siguientes instrucciones vienen acompañadas de un atributo. ¿Cuál es correcto?</text:p>
          </table:table-cell>
          <table:covered-table-cell/>
        </table:table-row>
        <table:table-row table:style-name="Tabla8.1">
          <table:table-cell table:style-name="Tabla8.A2" office:value-type="string">
            <text:list text:style-name="WWNum1">
              <text:list-header>
                <text:p text:style-name="P20"><text:span text:style-name="T8">a) </text:span><text:span text:style-name="T7">&lt;img src="foto.jpg" alt="texto"&gt;</text:span></text:p>
              </text:list-header>
            </text:list>
            <text:p text:style-name="P13">b) &lt;img src="foto.jpg" value="texto"&gt;</text:p>
          </table:table-cell>
          <table:table-cell table:style-name="Tabla8.B2" office:value-type="string">
            <text:p text:style-name="P19">c) &lt;img src="foto.jpg" text="texto"&gt;</text:p>
            <text:p text:style-name="P13">d) &lt;img src="foto.jpg" desc="texto"&gt;</text:p>
          </table:table-cell>
        </table:table-row>
      </table:table>
      <text:p text:style-name="P24"> 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2">9.   ¿De las etiquetas a continuación cuál es la información más relevante para los motores de búsqueda?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17">a) &lt;h1&gt;</text:p>
            <text:p text:style-name="P13">b) &lt;p&gt;</text:p>
          </table:table-cell>
          <table:table-cell table:style-name="Tabla9.B2" office:value-type="string">
            <text:p text:style-name="P13">c) &lt;title&gt;</text:p>
            <text:p text:style-name="P19">d) &lt;strong&gt;</text:p>
          </table:table-cell>
        </table:table-row>
      </table:table>
      <text:p text:style-name="P24"> 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columns-spanned="2" office:value-type="string">
            <text:p text:style-name="P12">10.  ¿Cómo harías para que se abriera el enlace en una ventana nueva?</text:p>
          </table:table-cell>
          <table:covered-table-cell/>
        </table:table-row>
        <table:table-row table:style-name="Tabla10.1">
          <table:table-cell table:style-name="Tabla10.A2" office:value-type="string">
            <text:p text:style-name="P13">a) &lt;a src=" "_new"&gt;...&lt;/a&gt;</text:p>
            <text:p text:style-name="P14">b) &lt;link href=" " target="_new"&gt;...&lt;/link&gt;</text:p>
          </table:table-cell>
          <table:table-cell table:style-name="Tabla10.B2" office:value-type="string">
            <text:p text:style-name="P17">c) &lt;a href=" " target="_blank"&gt;...&lt;/a&gt;</text:p>
            <text:p text:style-name="P19">d) &lt;a href=" " target="_newpage"&gt;...&lt;/a&gt;</text:p>
          </table:table-cell>
        </table:table-row>
      </table:table>
      <text:p text:style-name="P25"> </text:p>
      <text:p text:style-name="P25"> 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table:number-columns-spanned="2" office:value-type="string">
            <text:p text:style-name="P12">11. ¿Qué etiqueta define un salto de línea?</text:p>
          </table:table-cell>
          <table:covered-table-cell/>
        </table:table-row>
        <text:soft-page-break/>
        <table:table-row table:style-name="Tabla11.1">
          <table:table-cell table:style-name="Tabla11.A2" office:value-type="string">
            <text:p text:style-name="P17">a) &lt;br&gt;</text:p>
            <text:p text:style-name="P13">b) &lt;/br&gt;</text:p>
          </table:table-cell>
          <table:table-cell table:style-name="Tabla11.B2" office:value-type="string">
            <text:p text:style-name="P13">c) &lt;/hr&gt;</text:p>
            <text:p text:style-name="P13">d) &lt;hr&gt;</text:p>
          </table:table-cell>
        </table:table-row>
      </table:table>
      <text:p text:style-name="P25"> </text:p>
      <text:p text:style-name="P25"> </text:p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2">12.  ¿Qué versión de html soporta la etiqueta &lt;audio&gt;?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13">a) De HTML 3.2 en adelante</text:p>
            <text:p text:style-name="P13">b) HTML4</text:p>
          </table:table-cell>
          <table:table-cell table:style-name="Tabla12.B2" office:value-type="string">
            <text:p text:style-name="P17">c) HTML5</text:p>
            <text:p text:style-name="P13">d) Todas las versiones de HTML</text:p>
          </table:table-cell>
        </table:table-row>
      </table:table>
      <text:p text:style-name="P25"> </text:p>
      <text:p text:style-name="P25"> 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12">13.  ¿Qué mostrará por pantalla el siguiente código?</text:p>
            <text:p text:style-name="P26">&lt;p&gt;hola món&lt;/p&gt;</text:p>
            <text:p text:style-name="P26">&lt;p&gt;hola   món&lt;/p&gt;</text:p>
            <text:p text:style-name="P26">&lt;p&gt;hola    món&lt;/p&gt;</text:p>
            <text:p text:style-name="P26">&lt;b&gt;hola      món&lt;/b&gt;</text:p>
            <text:p text:style-name="P26">&lt;strong&gt; hola       món&lt;/strong&gt; 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17">a) </text:p>
            <text:p text:style-name="P17">hola món</text:p>
            <text:p text:style-name="P17">hola   món</text:p>
            <text:p text:style-name="P17">hola    món</text:p>
            <text:p text:style-name="P21">hola      món hola       món </text:p>
            <text:p text:style-name="P9"/>
            <text:p text:style-name="P13">b)</text:p>
            <text:p text:style-name="P13">hola món</text:p>
            <text:p text:style-name="P13">hola   món</text:p>
            <text:p text:style-name="P13">hola    món</text:p>
            <text:p text:style-name="P22">hola      món</text:p>
            <text:p text:style-name="P22">hola       món </text:p>
            <text:p text:style-name="P13"> </text:p>
          </table:table-cell>
          <table:table-cell table:style-name="Tabla13.B2" office:value-type="string">
            <text:p text:style-name="P19">c) </text:p>
            <text:p text:style-name="P19">hola món</text:p>
            <text:p text:style-name="P19">hola món</text:p>
            <text:p text:style-name="P19">hola món</text:p>
            <text:p text:style-name="P23">hola món hola món </text:p>
            <text:p text:style-name="P9"/>
            <text:p text:style-name="P13">d)</text:p>
            <text:p text:style-name="P13">hola món</text:p>
            <text:p text:style-name="P13">hola món</text:p>
            <text:p text:style-name="P13">hola món</text:p>
            <text:p text:style-name="P22">hola món</text:p>
            <text:p text:style-name="P22">hola món </text:p>
            <text:p text:style-name="P13"> </text:p>
            <text:p text:style-name="P13"> </text:p>
          </table:table-cell>
        </table:table-row>
      </table:table>
      <text:p text:style-name="P25"> </text:p>
      <text:p text:style-name="P25"> 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2">14. ¿De las siguientes opciones cuál contiene una etiqueta deprecated en html5?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4">a) &lt;b&gt;,&lt;strong&gt;,&lt;i&gt;,&lt;em&gt;</text:p>
            <text:p text:style-name="P14">b) &lt;cite&gt;,&lt;blockquote&gt;,&lt;del&gt;</text:p>
          </table:table-cell>
          <table:table-cell table:style-name="Tabla14.B2" office:value-type="string">
            <text:p text:style-name="P13">c) &lt;strike&gt;,&lt;s&gt;,&lt;hr&gt;,&lt;br&gt;</text:p>
            <text:p text:style-name="P17">d) &lt;h1&gt;,&lt;p&gt;,&lt;bdo&gt;</text:p>
          </table:table-cell>
        </table:table-row>
      </table:table>
      <text:p text:style-name="P25"> </text:p>
      <text:p text:style-name="P25"> 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table:number-columns-spanned="2" office:value-type="string">
            <text:p text:style-name="P12">15.  En relación al XHTML elige la opción verdadera</text:p>
          </table:table-cell>
          <table:covered-table-cell/>
        </table:table-row>
        <table:table-row table:style-name="Tabla15.1">
          <table:table-cell table:style-name="Tabla15.A2" office:value-type="string">
            <text:p text:style-name="P13">a) Las etiquetas se pueden escribir en mayúsculas.</text:p>
            <text:p text:style-name="P13">b) Las etiquetas tienen instrucción de abertura pero no cierre.</text:p>
          </table:table-cell>
          <table:table-cell table:style-name="Tabla15.B2" office:value-type="string">
            <text:p text:style-name="P13">c) Su uso está desaconsejado.</text:p>
            <text:p text:style-name="P13"/>
            <text:p text:style-name="P18">d) Ninguna es cierta.</text:p>
          </table:table-cell>
        </table:table-row>
      </table:table>
      <text:p text:style-name="P25"> </text:p>
      <text:p text:style-name="P25"> </text:p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12">16.  Reescribe toda la lista corrigiendo todos los errores de sintaxis. Hay una lista anidada. Toda la pregunta bien corregida suma 1 punto.</text:p>
          </table:table-cell>
          <table:covered-table-cell/>
        </table:table-row>
        <table:table-row table:style-name="Tabla16.1">
          <table:table-cell table:style-name="Tabla16.A2" office:value-type="string">
            <text:p text:style-name="P14">&lt;ul&gt;</text:p>
            <text:p text:style-name="P13">    &lt;li&gt;Pedro&lt;li&gt;</text:p>
            <text:p text:style-name="P13">    &lt;li&gt;Maria&lt;li&gt;</text:p>
            <text:p text:style-name="P13">           &lt;ul&gt;Julian</text:p>
            <text:p text:style-name="P13">                    &lt;li&gt;Alberto&lt;li&gt;</text:p>
            <text:p text:style-name="P13"><text:soft-page-break/>           &lt;/ul&gt;</text:p>
            <text:p text:style-name="P14">   &lt;li&gt;Julio&lt;li&gt;</text:p>
            <text:p text:style-name="P13">&lt;ul&gt;</text:p>
          </table:table-cell>
          <table:table-cell table:style-name="Tabla16.B2" office:value-type="string">
            <text:p text:style-name="P13">      Respuesta:</text:p>
            <text:p text:style-name="P9">&lt;ul&gt;</text:p>
            <text:p text:style-name="P9"><text:s text:c="4"/>&lt;li&gt;Pedro&lt;/li&gt;</text:p>
            <text:p text:style-name="P9"><text:s text:c="4"/>&lt;li&gt;Maria&lt;/li&gt;</text:p>
            <text:p text:style-name="P9"><text:s text:c="4"/>&lt;li&gt;Julian</text:p>
            <text:p text:style-name="P9"><text:soft-page-break/><text:s text:c="8"/>&lt;ul&gt;</text:p>
            <text:p text:style-name="P9"><text:s text:c="12"/>&lt;li&gt;Alberto&lt;/li&gt;</text:p>
            <text:p text:style-name="P9"><text:s text:c="8"/>&lt;/ul&gt;</text:p>
            <text:p text:style-name="P9"><text:s text:c="4"/>&lt;/li&gt;</text:p>
            <text:p text:style-name="P9"><text:s text:c="4"/>&lt;li&gt;Julio&lt;/li&gt;</text:p>
            <text:p text:style-name="P9">&lt;/ul&gt;</text:p>
          </table:table-cell>
        </table:table-row>
      </table:table>
      <text:p text:style-name="P25"> </text:p>
      <text:p text:style-name="P25"> 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table:number-columns-spanned="2" office:value-type="string">
            <text:p text:style-name="P12">17.  Escribe la tabla sin errores de sintaxis. No incluyas CSS. Toda la pregunta bien escrita suma 1 punto.</text:p>
          </table:table-cell>
          <table:covered-table-cell/>
        </table:table-row>
        <table:table-row table:style-name="Tabla18.1">
          <table:table-cell table:style-name="Tabla18.A2" office:value-type="string">
            <table:table table:name="Tabla17" table:style-name="Tabla17">
              <table:table-column table:style-name="Tabla17.A"/>
              <table:table-column table:style-name="Tabla17.B"/>
              <table:table-row table:style-name="Tabla17.1">
                <table:table-cell table:style-name="Tabla17.A1" office:value-type="string">
                  <text:p text:style-name="P29">Nombre</text:p>
                </table:table-cell>
                <table:table-cell table:style-name="Tabla17.B1" office:value-type="string">
                  <text:p text:style-name="P29">Apellido</text:p>
                </table:table-cell>
              </table:table-row>
              <table:table-row table:style-name="Tabla17.1">
                <table:table-cell table:style-name="Tabla17.A2" office:value-type="string">
                  <text:p text:style-name="P27">Alba</text:p>
                </table:table-cell>
                <table:table-cell table:style-name="Tabla17.B2" office:value-type="string">
                  <text:p text:style-name="P27">Palomo</text:p>
                </table:table-cell>
              </table:table-row>
              <table:table-row table:style-name="Tabla17.1">
                <table:table-cell table:style-name="Tabla17.A2" office:value-type="string">
                  <text:p text:style-name="P27">Pedro</text:p>
                </table:table-cell>
                <table:table-cell table:style-name="Tabla17.B2" office:value-type="string">
                  <text:p text:style-name="P27">Montes</text:p>
                </table:table-cell>
              </table:table-row>
              <table:table-row table:style-name="Tabla17.4">
                <table:table-cell table:style-name="Tabla17.A2" office:value-type="string">
                  <text:p text:style-name="P27">Julio</text:p>
                </table:table-cell>
                <table:table-cell table:style-name="Tabla17.B2" office:value-type="string">
                  <text:p text:style-name="P27">Alberto</text:p>
                </table:table-cell>
              </table:table-row>
            </table:table>
            <text:p text:style-name="P26"> </text:p>
            <text:p text:style-name="P26"> </text:p>
          </table:table-cell>
          <table:table-cell table:style-name="Tabla18.B2" office:value-type="string">
            <text:p text:style-name="P13">Respuesta:</text:p>
            <text:p text:style-name="P9"><text:span text:style-name="T3"> </text:span><text:span text:style-name="T4">&lt;table&gt;</text:span></text:p>
            <text:p text:style-name="P30"><text:s text:c="4"/>&lt;thead&gt;</text:p>
            <text:p text:style-name="P30"><text:s text:c="4"/>&lt;tr&gt;</text:p>
            <text:p text:style-name="P30"><text:s text:c="8"/>&lt;th&gt;Nombre&lt;/th&gt;</text:p>
            <text:p text:style-name="P30"><text:s text:c="8"/>&lt;th&gt;Apellidos&lt;/th&gt;</text:p>
            <text:p text:style-name="P30"><text:s text:c="4"/>&lt;/tr&gt;</text:p>
            <text:p text:style-name="P30"><text:s text:c="4"/>&lt;/thead&gt;</text:p>
            <text:p text:style-name="P30"><text:s text:c="4"/>&lt;tbody&gt;</text:p>
            <text:p text:style-name="P30"><text:s text:c="4"/>&lt;tr&gt;</text:p>
            <text:p text:style-name="P30"><text:s text:c="8"/>&lt;td&gt;Alba&lt;/td&gt;</text:p>
            <text:p text:style-name="P30"><text:s text:c="8"/>&lt;td&gt;Palomo&lt;/td&gt;</text:p>
            <text:p text:style-name="P30"><text:s text:c="4"/>&lt;/tr&gt;</text:p>
            <text:p text:style-name="P30"><text:s text:c="4"/>&lt;tr&gt;</text:p>
            <text:p text:style-name="P30"><text:s text:c="8"/>&lt;td&gt;Pedro&lt;/td&gt;</text:p>
            <text:p text:style-name="P30"><text:s text:c="8"/>&lt;td&gt;Montes&lt;/td&gt;</text:p>
            <text:p text:style-name="P30"><text:s text:c="4"/>&lt;/tr&gt;</text:p>
            <text:p text:style-name="P30"><text:s text:c="4"/>&lt;tr&gt;</text:p>
            <text:p text:style-name="P30"><text:s text:c="8"/>&lt;td&gt;Julio&lt;/td&gt;</text:p>
            <text:p text:style-name="P30"><text:s text:c="8"/>&lt;td&gt;Alberto&lt;/td&gt;</text:p>
            <text:p text:style-name="P30"><text:s text:c="4"/>&lt;/tr&gt;</text:p>
            <text:p text:style-name="P30"><text:s text:c="4"/>&lt;/tbody&gt;</text:p>
            <text:p text:style-name="P30">&lt;/table&gt;</text:p>
          </table:table-cell>
        </table:table-row>
      </table:table>
      <text:p text:style-name="P5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12">18. Corrige los errores de sintaxis.Toda la pregunta bien escrita suma 1 punto.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15">&lt;p&gt;&lt;strong&gt;&lt;em&gt;Contenido legendario&lt;/strong&gt;&lt;/em&gt;</text:p>
            <text:p text:style-name="P13"/>
          </table:table-cell>
          <table:table-cell table:style-name="Tabla19.B2" office:value-type="string">
            <text:p text:style-name="P13">Respuesta:</text:p>
            <text:p text:style-name="P13">&lt;p&gt;&lt;strong&gt;&lt;em&gt;Contenido legendario&lt;/em&gt;&lt;/strong&gt;&lt;/p&gt;</text:p>
          </table:table-cell>
        </table:table-row>
      </table:table>
      <text:p text:style-name="P25">  </text:p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table:number-columns-spanned="2" office:value-type="string">
            <text:p text:style-name="P12">19. Corrige los errores de sintaxis. Toda la pregunta bien escrita suma 1 punto.</text:p>
          </table:table-cell>
          <table:covered-table-cell/>
        </table:table-row>
        <table:table-row table:style-name="Tabla20.1">
          <table:table-cell table:style-name="Tabla20.A2" office:value-type="string">
            <text:p text:style-name="P13">&lt;!DOCTYPE html&gt;</text:p>
            <text:p text:style-name="P13">&lt;/html&gt;</text:p>
            <text:p text:style-name="P13">&lt;header&gt;&lt;/header&gt;</text:p>
            <text:p text:style-name="P14">&lt;body&gt;</text:p>
            <text:p text:style-name="P13">&lt;html&gt;</text:p>
          </table:table-cell>
          <table:table-cell table:style-name="Tabla20.B2" office:value-type="string">
            <text:p text:style-name="P26">Respuesta:</text:p>
            <text:p text:style-name="P33">&lt;!DOCTYPE html&gt; </text:p>
            <text:p text:style-name="P33">&lt;html&gt;</text:p>
            <text:p text:style-name="P33">&lt;head&gt;&lt;/head&gt;</text:p>
            <text:p text:style-name="P34">&lt;body&gt;&lt;/body&gt;</text:p>
            <text:p text:style-name="P33">&lt;/html&gt;</text:p>
          </table:table-cell>
        </table:table-row>
      </table:table>
      <text:p text:style-name="P25"> </text:p>
      <text:p text:style-name="P25"> 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12">20.   En un proyecto web existe la siguiente instrucción:</text:p>
            <text:p text:style-name="P28"><text:soft-page-break/>&lt;div id=”top”&gt;&lt;/div&gt;</text:p>
            <text:p text:style-name="P28">Se desea escribir una ancla que en cualquier momento ponga el foco de la pantalla sobre el div indicado.</text:p>
            <text:p text:style-name="P28"> </text:p>
            <text:p text:style-name="P3"><text:span text:style-name="T5">Escribe un enlace que lo haga posible y que incluya el texto </text:span><text:span text:style-name="T6">ir al div</text:span><text:span text:style-name="T5">.</text:span></text:p>
            <text:p text:style-name="P28">Respuesta correcta suma 1 punto.</text:p>
            <text:p text:style-name="P28">Un error invalida la respuesta.</text:p>
          </table:table-cell>
        </table:table-row>
        <table:table-row table:style-name="Tabla21.2">
          <table:table-cell table:style-name="Tabla21.A2" office:value-type="string">
            <text:p text:style-name="P26">Respuesta:</text:p>
            <text:p text:style-name="P31">&lt;!DOCTYPE html&gt;</text:p>
            <text:p text:style-name="P31">&lt;head&gt;&lt;/head&gt;</text:p>
            <text:p text:style-name="P31">&lt;body&gt;</text:p>
            <text:p text:style-name="P6"><text:span text:style-name="T8"> &lt;div id="top"&gt;</text:span><text:span text:style-name="T9">Aqui va la pagina</text:span><text:span text:style-name="T8">&lt;/div&gt;</text:span></text:p>
            <text:p text:style-name="P32"><text:s/>&lt;a href="#top" class="btn btn-dark btn-sm"&gt; ↑ &lt;/a&gt;</text:p>
            <text:p text:style-name="P7"><text:span text:style-name="T8">&lt;/</text:span><text:span text:style-name="T9">body&gt;</text:span></text:p>
            <text:p text:style-name="P6"><text:span text:style-name="T8">&lt;/</text:span><text:span text:style-name="T9">html&gt;</text:span></text:p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18:42:00</meta:creation-date>
    <meta:initial-creator>Marcos</meta:initial-creator>
    <dc:language>es-ES</dc:language>
    <dc:date>2022-12-19T12:26:16.940000000</dc:date>
    <meta:editing-cycles>4</meta:editing-cycles>
    <meta:editing-duration>PT13H55M3S</meta:editing-duration>
    <meta:generator>LibreOffice/7.4.2.3$Windows_X86_64 LibreOffice_project/382eef1f22670f7f4118c8c2dd222ec7ad009daf</meta:generator>
    <meta:document-statistic meta:table-count="21" meta:image-count="0" meta:object-count="0" meta:page-count="4" meta:paragraph-count="216" meta:word-count="631" meta:character-count="4253" meta:non-whitespace-character-count="3486"/>
    <meta:user-defined meta:name="AppVersion">15.0000</meta:user-defined>
    <meta:template xlink:type="simple" xlink:actuate="onRequest" xlink:title="Normal" xlink:href=""/>
  </office:meta>
</office:document-meta>
</file>